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B0000003F1148D1D54297B478.png" manifest:media-type="image/png"/>
  <manifest:file-entry manifest:full-path="Pictures/1000000100000CF4000002598D8E800D2FE31087.png" manifest:media-type="image/png"/>
  <manifest:file-entry manifest:full-path="Pictures/10000000000000710000004A1C78CA986CD60DD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officeooo:rsid="001a1bab" officeooo:paragraph-rsid="001a1bab" style:font-size-asian="12pt" style:font-size-complex="12pt"/>
    </style:style>
    <style:style style:name="P3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officeooo:rsid="002e8498" officeooo:paragraph-rsid="002e8498" style:font-size-asian="12pt" style:font-size-complex="12pt"/>
    </style:style>
    <style:style style:name="P4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2e8498" officeooo:paragraph-rsid="002e8498" style:font-size-asian="16pt" style:font-weight-asian="bold" style:font-size-complex="16pt" style:font-weight-complex="bold"/>
    </style:style>
    <style:style style:name="P6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fo:color="#000000" loext:opacity="100%" style:font-name="Courier New" fo:font-size="12pt" style:font-size-asian="12pt" style:font-size-complex="12pt"/>
    </style:style>
    <style:style style:name="P7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fo:color="#000000" loext:opacity="100%" style:font-name="Courier New" fo:font-size="12pt" officeooo:rsid="00337012" officeooo:paragraph-rsid="00337012" style:font-size-asian="12pt" style:font-size-complex="12pt"/>
    </style:style>
    <style:style style:name="P8" style:family="paragraph" style:parent-style-name="Default" style:list-style-name="L1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officeooo:rsid="00337012" officeooo:paragraph-rsid="00337012" style:font-size-asian="12pt" style:font-size-complex="12pt"/>
    </style:style>
    <style:style style:name="P9" style:family="paragraph" style:parent-style-name="Default" style:list-style-name="L2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officeooo:rsid="002e8498" officeooo:paragraph-rsid="002e8498" style:font-size-asian="12pt" style:font-size-complex="12pt"/>
    </style:style>
    <style:style style:name="P10" style:family="paragraph" style:parent-style-name="Default" style:list-style-name="L3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officeooo:rsid="002e8498" officeooo:paragraph-rsid="002e8498" style:font-size-asian="12pt" style:font-size-complex="12pt"/>
    </style:style>
    <style:style style:name="P11" style:family="paragraph" style:parent-style-name="Default" style:list-style-name="L3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officeooo:rsid="002e8498" officeooo:paragraph-rsid="00347f41" style:font-size-asian="12pt" style:font-size-complex="12pt"/>
    </style:style>
    <style:style style:name="P12" style:family="paragraph" style:parent-style-name="Default" style:list-style-name="L4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officeooo:rsid="002e8498" officeooo:paragraph-rsid="002e8498" style:font-size-asian="12pt" style:font-size-complex="12pt"/>
    </style:style>
    <style:style style:name="P13" style:family="paragraph" style:parent-style-name="Default" style:list-style-name="L5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officeooo:rsid="002e8498" officeooo:paragraph-rsid="0035a56e" style:font-size-asian="12pt" style:font-size-complex="12pt"/>
    </style:style>
    <style:style style:name="P14" style:family="paragraph" style:parent-style-name="Default" style:list-style-name="L2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officeooo:rsid="003c55e8" officeooo:paragraph-rsid="003c55e8" style:font-size-asian="12pt" style:font-size-complex="12pt"/>
    </style:style>
    <style:style style:name="P15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officeooo:rsid="003c55e8" officeooo:paragraph-rsid="003c55e8" style:font-size-asian="12pt" style:font-size-complex="12pt"/>
    </style:style>
    <style:style style:name="T1" style:family="text">
      <style:text-properties officeooo:rsid="00373b71"/>
    </style:style>
    <style:style style:name="T2" style:family="text">
      <style:text-properties officeooo:rsid="00377afc"/>
    </style:style>
    <style:style style:name="T3" style:family="text">
      <style:text-properties officeooo:rsid="003a3997"/>
    </style:style>
    <style:style style:name="T4" style:family="text">
      <style:text-properties officeooo:rsid="003c55e8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TAREA RAID</text:p>
      <text:p text:style-name="P3"/>
      <text:p text:style-name="P2">En esta tarea trabajaremos lo siguiente:</text:p>
      <text:list text:style-name="L1">
        <text:list-item>
          <text:p text:style-name="P8">Conocimientos teóricos sobre RAID</text:p>
        </text:list-item>
      </text:list>
      <text:p text:style-name="P6"><text:s/></text:p>
      <text:p text:style-name="P7">Responde a las siguientes preguntas:</text:p>
      <text:p text:style-name="P7"/>
      <text:list xml:id="list2831433467" text:style-name="L2">
        <text:list-item>
          <text:p text:style-name="P9">Indica qué sistema RAID usarías en los siguientes casos: </text:p>
        </text:list-item>
      </text:list>
      <text:list text:style-name="L3">
        <text:list-item>
          <text:list>
            <text:list-item>
              <text:p text:style-name="P10">2 discos duros de 500 GB para obtener máxima seguridad <text:span text:style-name="T2">raid</text:span><text:span text:style-name="T3">1</text:span></text:p>
              <text:p text:style-name="P11">¿Cuántos GB de información podrás guardar? <text:span text:style-name="T2">500</text:span></text:p>
              <text:p text:style-name="P10"/>
            </text:list-item>
            <text:list-item>
              <text:p text:style-name="P10">5 discos duros de 500 GB para obtener máxima seguridad <text:span text:style-name="T2">raid</text:span><text:span text:style-name="T3">5</text:span></text:p>
              <text:p text:style-name="P11">¿Cuántos GB de información podrás guardar?<text:span text:style-name="T4">2000</text:span></text:p>
              <text:p text:style-name="P11"/>
            </text:list-item>
            <text:list-item>
              <text:p text:style-name="P10">5 discos duros de 360 GB para obtener máxima velocidad de lectura/escritura.<text:span text:style-name="T2">raid 1</text:span><text:span text:style-name="T3">0</text:span></text:p>
              <text:p text:style-name="P11">¿Cuántos GB de información podrás guardar? <text:span text:style-name="T3">900</text:span></text:p>
              <text:p text:style-name="P10"/>
            </text:list-item>
            <text:list-item>
              <text:p text:style-name="P10">Teniendo en cuenta que tenemos discos de 200 GB, ¿Cuánta información se puede guardar como mucho en los siguientes casos?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12">2 Discos en RAID 0: <text:span text:style-name="T4">400</text:span></text:p>
                </text:list-item>
                <text:list-item>
                  <text:p text:style-name="P12">2 Discos en RAID 1:<text:span text:style-name="T3">200</text:span></text:p>
                </text:list-item>
                <text:list-item>
                  <text:p text:style-name="P12">4 Discos en RAID 10: <text:span text:style-name="T3">4</text:span><text:span text:style-name="T2">00</text:span></text:p>
                </text:list-item>
                <text:list-item>
                  <text:p text:style-name="P12">6 Discos en RAID 5:<text:span text:style-name="T3">804</text:span></text:p>
                </text:list-item>
              </text:list>
            </text:list-item>
          </text:list>
        </text:list-item>
      </text:list>
      <text:list xml:id="list133858963187490" text:continue-list="list2831433467" text:style-name="L2">
        <text:list-header>
          <text:p text:style-name="P9"/>
        </text:list-header>
        <text:list-item>
          <text:p text:style-name="P9">Disponemos de 4 discos de 500 GB en una configuración de RAID 0. ¿Cuántos discos necesitaríamos para mantener en el sistema la <text:soft-page-break/>misma información neta para cada una de estas configuraciones RAID: RAID 1 <text:span text:style-name="T4">8discos</text:span><text:span text:style-name="T2"> </text:span><text:s/>RAID 3 <text:span text:style-name="T4">5discos</text:span> RAID 5 <text:span text:style-name="T4">5discos</text:span>?</text:p>
          <text:p text:style-name="P9"/>
        </text:list-item>
        <text:list-item>
          <text:p text:style-name="P9">Tienes cuatro discos duros dinámicos de 5000 MB. Dibuja <text:span text:style-name="T1">y razona </text:span>los siguientes volúmenes</text:p>
          <text:p text:style-name="P14"/>
          <text:p text:style-name="P14"/>
          <text:p text:style-name="P14"/>
          <text:p text:style-name="P14">500/600/600/800/</text:p>
          <text:p text:style-name="P14">600/200/400/800/</text:p>
          <text:p text:style-name="P14">600/200/800/</text:p>
          <text:p text:style-name="P14">600/200/200/800/</text:p>
        </text:list-item>
      </text:list>
      <text:p text:style-name="P15"/>
      <text:p text:style-name="P15"/>
      <text:p text:style-name="P15"/>
      <text:p text:style-name="P15"/>
      <text:list text:style-name="L5">
        <text:list-item>
          <text:list>
            <text:list-item>
              <text:p text:style-name="P13">Volumen Simple de 500 MB (M:) <text:s/></text:p>
            </text:list-item>
            <text:list-item>
              <text:p text:style-name="P13">Volumen Simple de 600 MB (N:) </text:p>
            </text:list-item>
            <text:list-item>
              <text:p text:style-name="P13">Volumen Reflejado de 1200 MB de tamaño útil (O:) </text:p>
            </text:list-item>
            <text:list-item>
              <text:p text:style-name="P13">Volumen Seccionado de 600 MB de tamaño útil que utilice espacio de 3 discos duros distintos (P:) </text:p>
            </text:list-item>
            <text:list-item>
              <text:p text:style-name="P13">Agregar al Volumen Simple M: 200 MB del disco 4. ¿En qué tipo de Volumen se convierte en estos momentos M:? </text:p>
            </text:list-item>
            <text:list-item>
              <text:p text:style-name="P13">Agregar al Volumen Simple N: 400 MB del disco 2. ¿En qué tipo de Volumen se convierte en estos momentos N:?</text:p>
            </text:list-item>
            <text:list-item>
              <text:p text:style-name="P13">Agregar al Volumen Seccionado O: 400 MB do disco 3. ¿En qué tipo de Volumen se convierte en estos momentos O:? </text:p>
            </text:list-item>
            <text:list-item>
              <text:p text:style-name="P13">Volumen Raid 5 de 2400 MB de tamaño útil que ocupe parte de los 4 discos existentes (Q:) <text:s/></text:p>
            </text:list-item>
            <text:list-item>
              <text:p text:style-name="P13">Volumen Distribuido de 1000 MB de tamaño útil (R: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1" text:anchor-type="char" svg:x="0.132cm" svg:y="-1.221cm" svg:width="9.273cm" svg:height="1.686cm" draw:z-index="1"><draw:image xlink:href="Pictures/1000000100000CF4000002598D8E800D2FE31087.png" xlink:type="simple" xlink:show="embed" xlink:actuate="onLoad" draw:mime-type="image/png"/></draw:frame><draw:frame draw:style-name="Mfr1" draw:name="Imagen2" text:anchor-type="char" svg:x="9.904cm" svg:y="-1.115cm" svg:width="4.106cm" svg:height="1.672cm" draw:z-index="3"><draw:image xlink:href="Pictures/100000000000009B0000003F1148D1D54297B478.png" xlink:type="simple" xlink:show="embed" xlink:actuate="onLoad" draw:mime-type="image/png"/></draw:frame><draw:frame draw:style-name="Mfr1" draw:name="Imagen3" text:anchor-type="char" svg:x="14.644cm" svg:y="-1.062cm" svg:width="2.561cm" svg:height="1.69cm" draw:z-index="5"><draw:image xlink:href="Pictures/10000000000000710000004A1C78CA986CD60DDB.png" xlink:type="simple" xlink:show="embed" xlink:actuate="onLoad" draw:mime-type="image/png"/></draw:frame></text:p>
      </style:header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4.6.2$Windows_X86_64 LibreOffice_project/5b1f5509c2decdade7fda905e3e1429a67acd63d</meta:generator>
    <dc:title>Comandos Arquivos Windows</dc:title>
    <meta:initial-creator>casa</meta:initial-creator>
    <dc:date>2023-10-30T13:38:58.252000000</dc:date>
    <meta:editing-duration>PT7H3M9S</meta:editing-duration>
    <meta:editing-cycles>33</meta:editing-cycles>
    <meta:document-statistic meta:table-count="0" meta:image-count="3" meta:object-count="0" meta:page-count="2" meta:paragraph-count="33" meta:word-count="332" meta:character-count="1839" meta:non-whitespace-character-count="1548"/>
  </office:meta>
</office:document-meta>
</file>